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80008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fo:min-height="0.5cm" fo:padding-top="0cm" fo:padding-bottom="0cm" fo:padding-left="0cm" fo:padding-right="0cm"/>
    </style:style>
    <style:style style:name="gr4" style:family="graphic" style:parent-style-name="standard">
      <style:graphic-properties svg:stroke-color="#000000" draw:fill="none" draw:fill-color="#ffffff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fo:min-height="0.5cm" fo:padding-top="0cm" fo:padding-bottom="0cm" fo:padding-left="0cm" fo:padding-right="0cm"/>
    </style:style>
    <style:style style:name="gr6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textarea-vertical-align="middle" fo:min-height="0.5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5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isposition PAN" draw:style-name="dp1" draw:master-page-name="Standard">
        <draw:custom-shape draw:style-name="gr1" draw:text-style-name="P1" draw:layer="layout" svg:width="0.5cm" svg:height="0.5cm" svg:x="4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5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4.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5.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4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5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4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5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4.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5.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5.6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4.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5.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cm" svg:height="0.5cm" svg:x="6.1cm" svg:y="8cm">
          <draw:text-box>
            <text:p><text:span text:style-name="T1">216</text:span></text:p>
          </draw:text-box>
        </draw:frame>
        <draw:frame draw:style-name="gr3" draw:text-style-name="P2" draw:layer="layout" svg:width="1cm" svg:height="0.5cm" svg:x="6.1cm" svg:y="7cm">
          <draw:text-box>
            <text:p><text:span text:style-name="T1">218</text:span></text:p>
          </draw:text-box>
        </draw:frame>
        <draw:frame draw:style-name="gr3" draw:text-style-name="P2" draw:layer="layout" svg:width="1cm" svg:height="0.5cm" svg:x="6.1cm" svg:y="6cm">
          <draw:text-box>
            <text:p><text:span text:style-name="T1">220</text:span></text:p>
          </draw:text-box>
        </draw:frame>
        <draw:frame draw:style-name="gr3" draw:text-style-name="P2" draw:layer="layout" svg:width="1cm" svg:height="0.5cm" svg:x="6.1cm" svg:y="5cm">
          <draw:text-box>
            <text:p><text:span text:style-name="T1">222</text:span></text:p>
          </draw:text-box>
        </draw:frame>
        <draw:frame draw:style-name="gr3" draw:text-style-name="P2" draw:layer="layout" svg:width="1cm" svg:height="0.5cm" svg:x="6.1cm" svg:y="4cm">
          <draw:text-box>
            <text:p><text:span text:style-name="T1">224</text:span></text:p>
          </draw:text-box>
        </draw:frame>
        <draw:frame draw:style-name="gr3" draw:text-style-name="P2" draw:layer="layout" svg:width="1cm" svg:height="0.5cm" svg:x="6.1cm" svg:y="3cm">
          <draw:text-box>
            <text:p><text:span text:style-name="T1">226</text:span></text:p>
          </draw:text-box>
        </draw:frame>
        <draw:frame draw:style-name="gr3" draw:text-style-name="P2" draw:layer="layout" svg:width="1cm" svg:height="0.5cm" svg:x="6.1cm" svg:y="2cm">
          <draw:text-box>
            <text:p><text:span text:style-name="T1">228</text:span></text:p>
          </draw:text-box>
        </draw:frame>
        <draw:frame draw:style-name="gr3" draw:text-style-name="P2" draw:layer="layout" svg:width="1cm" svg:height="0.5cm" svg:x="6.1cm" svg:y="1cm">
          <draw:text-box>
            <text:p><text:span text:style-name="T1">230</text:span></text:p>
          </draw:text-box>
        </draw:frame>
        <draw:frame draw:style-name="gr3" draw:text-style-name="P2" draw:layer="layout" svg:width="1cm" svg:height="0.5cm" svg:x="3.6cm" svg:y="3cm">
          <draw:text-box>
            <text:p><text:span text:style-name="T1">227</text:span></text:p>
          </draw:text-box>
        </draw:frame>
        <draw:frame draw:style-name="gr3" draw:text-style-name="P2" draw:layer="layout" svg:width="1cm" svg:height="0.5cm" svg:x="3.6cm" svg:y="2cm">
          <draw:text-box>
            <text:p><text:span text:style-name="T1">229</text:span></text:p>
          </draw:text-box>
        </draw:frame>
        <draw:frame draw:style-name="gr3" draw:text-style-name="P2" draw:layer="layout" svg:width="1cm" svg:height="0.5cm" svg:x="3.6cm" svg:y="1cm">
          <draw:text-box>
            <text:p><text:span text:style-name="T1">231</text:span></text:p>
          </draw:text-box>
        </draw:frame>
        <draw:frame draw:style-name="gr3" draw:text-style-name="P2" draw:layer="layout" svg:width="1cm" svg:height="0.5cm" svg:x="3.6cm" svg:y="8cm">
          <draw:text-box>
            <text:p><text:span text:style-name="T1">217</text:span></text:p>
          </draw:text-box>
        </draw:frame>
        <draw:frame draw:style-name="gr3" draw:text-style-name="P2" draw:layer="layout" svg:width="1cm" svg:height="0.5cm" svg:x="3.6cm" svg:y="7cm">
          <draw:text-box>
            <text:p><text:span text:style-name="T1">219</text:span></text:p>
          </draw:text-box>
        </draw:frame>
        <draw:frame draw:style-name="gr3" draw:text-style-name="P2" draw:layer="layout" svg:width="1cm" svg:height="0.5cm" svg:x="3.6cm" svg:y="6cm">
          <draw:text-box>
            <text:p><text:span text:style-name="T1">221</text:span></text:p>
          </draw:text-box>
        </draw:frame>
        <draw:frame draw:style-name="gr3" draw:text-style-name="P2" draw:layer="layout" svg:width="1cm" svg:height="0.5cm" svg:x="3.6cm" svg:y="5cm">
          <draw:text-box>
            <text:p><text:span text:style-name="T1">223</text:span></text:p>
          </draw:text-box>
        </draw:frame>
        <draw:frame draw:style-name="gr3" draw:text-style-name="P2" draw:layer="layout" svg:width="1cm" svg:height="0.5cm" svg:x="3.6cm" svg:y="4cm">
          <draw:text-box>
            <text:p><text:span text:style-name="T1">225</text:span></text:p>
          </draw:text-box>
        </draw:frame>
        <draw:custom-shape draw:style-name="gr4" draw:text-style-name="P1" draw:layer="layout" svg:width="0.5cm" svg:height="4.5cm" svg:x="7.35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3" draw:layer="layout" svg:width="1.25cm" svg:height="0.789cm" svg:x="8.1cm" svg:y="5.856cm">
          <draw:text-box>
            <text:p><text:span text:style-name="T2">Noeuds simples</text:span></text:p>
          </draw:text-box>
        </draw:frame>
        <draw:line draw:style-name="gr6" draw:text-style-name="P1" draw:layer="layout" svg:x1="2.35cm" svg:y1="2.25cm" svg:x2="3.35cm" svg:y2="2.25cm">
          <text:p/>
        </draw:line>
        <draw:frame draw:style-name="gr7" draw:text-style-name="P3" draw:layer="layout" svg:width="1.25cm" svg:height="0.5cm" svg:x="1cm" svg:y="2cm">
          <draw:text-box>
            <text:p><text:span text:style-name="T2">Routeur</text:span></text:p>
          </draw:text-box>
        </draw:frame>
        <draw:line draw:style-name="gr6" draw:text-style-name="P1" draw:layer="layout" svg:x1="8.35cm" svg:y1="1.25cm" svg:x2="7.35cm" svg:y2="1.25cm">
          <text:p/>
        </draw:line>
        <draw:frame draw:style-name="gr5" draw:text-style-name="P3" draw:layer="layout" svg:width="1.5cm" svg:height="0.5cm" svg:x="8.45cm" svg:y="1cm">
          <draw:text-box>
            <text:p><text:span text:style-name="T2">« Sink »</text:span></text:p>
          </draw:text-box>
        </draw:frame>
        <draw:custom-shape draw:style-name="gr1" draw:text-style-name="P1" draw:layer="layout" svg:width="0.5cm" svg:height="0.5cm" svg:x="4.599cm" svg:y="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4.599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5.599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1" draw:layer="layout" svg:width="4cm" svg:height="2cm" svg:x="8.5cm" svg:y="2.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0.5cm" svg:x="8.75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5cm" svg:height="0.5cm" svg:x="8.7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3" draw:layer="layout" svg:width="2.5cm" svg:height="0.5cm" svg:x="9.5cm" svg:y="3.5cm">
            <draw:text-box>
              <text:p><text:span text:style-name="T2">Noeud inutilisé</text:span></text:p>
            </draw:text-box>
          </draw:frame>
          <draw:frame draw:style-name="gr8" draw:text-style-name="P3" draw:layer="layout" svg:width="2.5cm" svg:height="0.5cm" svg:x="9.5cm" svg:y="2.5cm">
            <draw:text-box>
              <text:p><text:span text:style-name="T2">Noeud de tes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25T10:05:31</meta:creation-date>
    <dc:date>2015-09-30T15:46:42</dc:date>
    <meta:editing-duration>P0D</meta:editing-duration>
    <meta:editing-cycles>3</meta:editing-cycles>
    <meta:generator>LibreOffice/3.5$Linux_X86_64 LibreOffice_project/350m1$Build-2</meta:generator>
    <meta:document-statistic meta:object-count="44"/>
  </office:meta>
</office:document-meta>
</file>